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cf1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cf1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cf1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cf1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cf1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cf1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cf1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cf1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cf1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cf1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cf1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cf1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cf1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cf1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cf1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cf1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cf1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nior Arturo Lopez Sifont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5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8813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rturo Del Valle Lopez Harria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57022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8.7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69" meta:non-whitespace-character-count="1001"/>
    <meta:template xlink:type="simple" xlink:actuate="onRequest" xlink:title="Normal" xlink:href=""/>
  </office:meta>
</office:document-meta>
</file>